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8a3" officeooo:paragraph-rsid="0010a8a3"/>
    </style:style>
    <style:style style:name="P2" style:family="paragraph" style:parent-style-name="Standard">
      <style:paragraph-properties fo:text-align="center" style:justify-single-word="false"/>
      <style:text-properties fo:font-size="15pt" officeooo:rsid="0010f8ed" officeooo:paragraph-rsid="0010f8ed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</text:p>
      <text:p text:style-name="P1"/>
      <text:p text:style-name="P1"/>
      <text:p text:style-name="P1">cpplint: -</text:p>
      <text:p text:style-name="P1"/>
      <text:p text:style-name="P1">app/pid_controller.cpp</text:p>
      <text:p text:style-name="P1">Done processing app/pid_controller.cpp</text:p>
      <text:p text:style-name="P1"/>
      <text:p text:style-name="P1">app/main.cpp</text:p>
      <text:p text:style-name="P1">Done processing app/main.cpp</text:p>
      <text:p text:style-name="P1"/>
      <text:p text:style-name="P1">test/main.cpp</text:p>
      <text:p text:style-name="P1">Done processing test/main.cpp</text:p>
      <text:p text:style-name="P1"/>
      <text:p text:style-name="P1">test/test.cpp</text:p>
      <text:p text:style-name="P1">Done processing test/test.cpp</text:p>
      <text:p text:style-name="P1"/>
      <text:p text:style-name="P1">include/pid_controller.hpp</text:p>
      <text:p text:style-name="P1">Done processing include/pid_controller.hpp</text:p>
      <text:p text:style-name="P1"/>
      <text:p text:style-name="P1"/>
      <text:p text:style-name="P1">cppckeck:-</text:p>
      <text:p text:style-name="P1"/>
      <text:p text:style-name="P1">app/pid_controller.cpp</text:p>
      <text:p text:style-name="P1">Checking app/pid_controller.cpp …</text:p>
      <text:p text:style-name="P1"/>
      <text:p text:style-name="P1">app/main.cpp</text:p>
      <text:p text:style-name="P1">Checking app/main.cpp …</text:p>
      <text:p text:style-name="P1"/>
      <text:p text:style-name="P1">test/main.cpp</text:p>
      <text:p text:style-name="P1">Checking test/main.cpp …</text:p>
      <text:p text:style-name="P1"/>
      <text:p text:style-name="P1">test/test.cpp</text:p>
      <text:p text:style-name="P1">Checking test/test.cpp …</text:p>
      <text:p text:style-name="P1"/>
      <text:p text:style-name="P1">include/pid_controller.hpp</text:p>
      <text:p text:style-name="P1">Checking include/pid_controller.hpp …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5:52:28.762270303</meta:creation-date>
    <dc:date>2022-10-05T16:05:34.810483763</dc:date>
    <meta:editing-duration>PT2M6S</meta:editing-duration>
    <meta:editing-cycles>1</meta:editing-cycles>
    <meta:document-statistic meta:table-count="0" meta:image-count="0" meta:object-count="0" meta:page-count="1" meta:paragraph-count="23" meta:word-count="44" meta:character-count="505" meta:non-whitespace-character-count="484"/>
    <meta:generator>LibreOffice/6.4.7.2$Linux_X86_64 LibreOffice_project/40$Build-2</meta:generator>
  </office:meta>
</office:document-meta>
</file>